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ClassWithPlaceholderConfigurerBeanTests.valueFieldsAreProcessedWhenPlaceholderConfigurerIsSegr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WithValueFieldAndPlaceholderConfigurer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ValueFieldAndStaticPlaceholderConfigurer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WithPlaceholderConfigurerBeanTests.valueFieldsAreNotProcessedWhenPlaceholderConfigurerIsInteg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ationClassWithPlaceholderConfigurerBeanTests.valueFieldsAreProcessedWhenStaticPlaceholderConfigurerIsInteg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ationClassWithPlaceholderConfigurerBeanTests.valueFieldsResolveToPlaceholderSpecifiedDefaultValuesWithPlacehold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WithPlaceholderConfigurerBeanTests.valueFieldsResolveToPlaceholderSpecifiedDefaultValuesWithoutPlacehold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WithPlaceholderConfigurer.pp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ValueField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ValueFieldAndStaticPlaceholderConfigurer.pp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ValueFieldAndPlaceholderConfigurer.pp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